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017cm" table:align="left"/>
    </style:style>
    <style:style style:name="Table1.A" style:family="table-column">
      <style:table-column-properties style:column-width="5.352cm"/>
    </style:style>
    <style:style style:name="Table1.B" style:family="table-column">
      <style:table-column-properties style:column-width="1.505cm"/>
    </style:style>
    <style:style style:name="Table1.C" style:family="table-column">
      <style:table-column-properties style:column-width="3.002cm"/>
    </style:style>
    <style:style style:name="Table1.D" style:family="table-column">
      <style:table-column-properties style:column-width="2.15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.635cm" fo:margin-right="0cm" fo:margin-top="0cm" fo:margin-bottom="0cm" style:contextual-spacing="false" fo:line-height="120%" fo:text-align="justify" style:justify-single-word="false" fo:text-indent="0cm" style:auto-text-indent="false" fo:padding="0cm" fo:border="non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3">FACTURA</text:span></text:span></text:p>
      <text:p text:style-name="Text_20_body"><text:span text:style-name="Strong_20_Emphasis">Empresa emissora:</text:span><text:line-break/><text:span text:style-name="Strong_20_Emphasis">Papereria Menorca, S.L.</text:span><text:line-break/>C/ de l’Esplanada, 14<text:line-break/>07701 Maó<text:line-break/>CIF: B-12345678<text:line-break/>Tel. 971 36 45 00<text:line-break/>Correu: info@papereriamenorca.com</text:p>
      <text:p text:style-name="P1"><text:span text:style-name="Strong_20_Emphasis"><text:span text:style-name="T3">Client:</text:span></text:span><text:span text:style-name="T1"><text:line-break/></text:span><text:span text:style-name="Strong_20_Emphasis"><text:span text:style-name="T3">IES Joan Ramis i Ramis</text:span></text:span><text:span text:style-name="T1"><text:line-break/>C/ Ciutadella, 59<text:line-break/>07703 Maó<text:line-break/>CIF: Q0771234G</text:span></text:p>
      <text:p text:style-name="Text_20_body"><text:span text:style-name="Strong_20_Emphasis">Data d’emissió:</text:span> 4 de novembre de 2025<text:line-break/><text:span text:style-name="Strong_20_Emphasis">Número de factura:</text:span> 2025/045</text:p>
      <text:p text:style-name="P1"><text:span text:style-name="T1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Concepte</text:span></text:p>
            </table:table-cell>
            <table:table-cell table:style-name="Table1.A1" office:value-type="string">
              <text:p text:style-name="Table_20_Heading"><text:span text:style-name="Strong_20_Emphasis">Unitats</text:span></text:p>
            </table:table-cell>
            <table:table-cell table:style-name="Table1.A1" office:value-type="string">
              <text:p text:style-name="Table_20_Heading"><text:span text:style-name="Strong_20_Emphasis">Preu unitari (€)</text:span></text:p>
            </table:table-cell>
            <table:table-cell table:style-name="Table1.A1" office:value-type="string">
              <text:p text:style-name="Table_20_Heading"><text:span text:style-name="Strong_20_Emphasis">Import (€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Paper A4 (paquet 500 fulls)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4,50</text:p>
          </table:table-cell>
          <table:table-cell table:style-name="Table1.A1" office:value-type="string">
            <text:p text:style-name="Table_20_Contents">45,00</text:p>
          </table:table-cell>
        </table:table-row>
        <table:table-row>
          <table:table-cell table:style-name="Table1.A1" office:value-type="string">
            <text:p text:style-name="Table_20_Contents">Bolígraf blau Bic</text:p>
          </table:table-cell>
          <table:table-cell table:style-name="Table1.A1" office:value-type="string">
            <text:p text:style-name="Table_20_Contents">50</text:p>
          </table:table-cell>
          <table:table-cell table:style-name="Table1.A1" office:value-type="string">
            <text:p text:style-name="Table_20_Contents">0,35</text:p>
          </table:table-cell>
          <table:table-cell table:style-name="Table1.A1" office:value-type="string">
            <text:p text:style-name="Table_20_Contents">17,50</text:p>
          </table:table-cell>
        </table:table-row>
        <table:table-row>
          <table:table-cell table:style-name="Table1.A1" office:value-type="string">
            <text:p text:style-name="Table_20_Contents">Carpetes de plàstic</text:p>
          </table:table-cell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0,60</text:p>
          </table:table-cell>
          <table:table-cell table:style-name="Table1.A1" office:value-type="string">
            <text:p text:style-name="Table_20_Contents">15,00</text:p>
          </table:table-cell>
        </table:table-row>
        <table:table-row>
          <table:table-cell table:style-name="Table1.A1" office:value-type="string">
            <text:p text:style-name="Table_20_Contents">Grapadora petita</text:p>
          </table:table-cell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3,20</text:p>
          </table:table-cell>
          <table:table-cell table:style-name="Table1.A1" office:value-type="string">
            <text:p text:style-name="Table_20_Contents">16,00</text:p>
          </table:table-cell>
        </table:table-row>
        <table:table-row>
          <table:table-cell table:style-name="Table1.A1" office:value-type="string">
            <text:p text:style-name="Table_20_Contents">Tòner impressora HP LaserJet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58,00</text:p>
          </table:table-cell>
          <table:table-cell table:style-name="Table1.A1" office:value-type="string">
            <text:p text:style-name="Table_20_Contents">116,00</text:p>
          </table:table-cell>
        </table:table-row>
      </table:table>
      <text:p text:style-name="Standard"/>
      <text:p text:style-name="Standard">| | | <text:span text:style-name="Strong_20_Emphasis">Subtotal:</text:span> | <text:span text:style-name="Strong_20_Emphasis">209,50 €</text:span> |<text:line-break/>| | | <text:span text:style-name="Strong_20_Emphasis">IVA (21%):</text:span> | <text:span text:style-name="Strong_20_Emphasis">44,00 €</text:span> |<text:line-break/>| | | <text:span text:style-name="Strong_20_Emphasis">Total factura:</text:span> | <text:span text:style-name="Strong_20_Emphasis">253,50 €</text:span> |</text:p>
      <text:p text:style-name="Standard"/>
      <text:p text:style-name="Standard"><text:span text:style-name="Strong_20_Emphasis">Forma de pagament:</text:span> Transferència bancària<text:line-break/><text:span text:style-name="Strong_20_Emphasis">Compte bancari (IBAN):</text:span> ES12 1234 5678 9012 3456 7890<text:line-break/><text:span text:style-name="Strong_20_Emphasis">Termini de pagament:</text:span> 30 dies</text:p>
      <text:p text:style-name="Standard"/>
      <text:p text:style-name="Standard"><text:span text:style-name="Strong_20_Emphasis">Papereria Menorca, S.L.</text:span><text:line-break/><text:span text:style-name="Emphasis">(signatura i segell de l’empresa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09:19:32.447039193</meta:creation-date>
    <dc:date>2025-11-04T09:20:48.735057136</dc:date>
    <meta:editing-duration>PT1M17S</meta:editing-duration>
    <meta:editing-cycles>1</meta:editing-cycles>
    <meta:document-statistic meta:table-count="1" meta:image-count="0" meta:object-count="0" meta:page-count="1" meta:paragraph-count="31" meta:word-count="137" meta:character-count="760" meta:non-whitespace-character-count="654"/>
    <meta:generator>LibreOffice/24.2.7.2$Linux_X86_64 LibreOffice_project/420$Build-2</meta:generator>
  </office:meta>
</office:document-meta>
</file>